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formula="of:=SUM([.A2:.K2])" office:value-type="float" office:value="800" calcext:value-type="float">
            <text:p/>
          </table:table-cell>
          <table:table-cell table:formula="of:=[.L2]-800" office:value-type="float" office:value="0" calcext:value-type="float">
            <text:p/>
          </table:table-cell>
        </table:table-row>
        <table:table-row table:style-name="ro1">
          <table:table-cell/>
          <table:table-cell table:formula="of:=SUM([.A2])" office:value-type="float" office:value="10" calcext:value-type="float">
            <text:p/>
          </table:table-cell>
          <table:table-cell/>
          <table:table-cell table:formula="of:=SUM([.A2:.C2])" office:value-type="float" office:value="168" calcext:value-type="float">
            <text:p/>
          </table:table-cell>
          <table:table-cell/>
          <table:table-cell table:formula="of:=SUM([.A2:.E2])" office:value-type="float" office:value="326" calcext:value-type="float">
            <text:p/>
          </table:table-cell>
          <table:table-cell/>
          <table:table-cell table:formula="of:=SUM([.A2:.G2])" office:value-type="float" office:value="484" calcext:value-type="float">
            <text:p/>
          </table:table-cell>
          <table:table-cell/>
          <table:table-cell table:formula="of:=SUM([.A2:.I2])" office:value-type="float" office:value="64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kst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7])" office:value-type="float" office:value="68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9])" office:value-type="float" office:value="116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1])" office:value-type="float" office:value="164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3])" office:value-type="float" office:value="21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5])" office:value-type="float" office:value="260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7])" office:value-type="float" office:value="308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9])" office:value-type="float" office:value="356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1])" office:value-type="float" office:value="404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3])" office:value-type="float" office:value="45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5])" office:value-type="float" office:value="500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40" calcext:value-type="float">
            <text:p>40</text:p>
          </table:table-cell>
          <table:table-cell table:formula="of:=SUM([.B5:.B27])" office:value-type="float" office:value="548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formula="of:=SUM([.B5:.B29])" office:value-type="float" office:value="600" calcext:value-type="float">
            <text:p/>
          </table:table-cell>
          <table:table-cell table:number-columns-repeated="11"/>
        </table:table-row>
        <table:table-row table:style-name="ro1">
          <table:table-cell/>
          <table:table-cell table:formula="of:=[.B30]-600" office:value-type="float" office:value="0" calcext:value-type="float">
            <text:p/>
          </table:table-cell>
          <table:table-cell table:number-columns-repeated="11"/>
        </table:table-row>
      </table:table>
      <table:table table:name="Arkusz2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D1:.H1])" office:value-type="float" office:value="940" calcext:value-type="float">
            <text:p/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SUM([.B3:.B25])" office:value-type="float" office:value="600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formula="of:=SUM([.A1:.A26])" office:value-type="float" office:value="720" calcext:value-type="float">
            <text:p/>
          </table:table-cell>
          <table:table-cell table:formula="of:=SUM([.B1:.B26])" office:value-type="float" office:value="720" calcext:value-type="float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12:55:27.22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owiec </meta:initial-creator>
    <meta:creation-date>2015-11-14T16:54:14.950073875</meta:creation-date>
    <dc:date>2015-11-16T14:28:07.022000000</dc:date>
    <meta:editing-duration>PT7M57S</meta:editing-duration>
    <meta:editing-cycles>3</meta:editing-cycles>
    <meta:generator>LibreOffice/4.2.1.1$Windows_x86 LibreOffice_project/d7dbbd7842e6a58b0f521599204e827654e1fb8b</meta:generator>
    <meta:document-statistic meta:table-count="2" meta:cell-count="128" meta:object-count="0"/>
  </office:meta>
</office:document-meta>
</file>